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1" officeooo:paragraph-rsid="001a4470"/>
    </style:style>
    <style:style style:name="P2" style:family="paragraph" style:parent-style-name="Standard">
      <style:paragraph-properties fo:break-before="page"/>
      <style:text-properties style:font-name="DejaVu Sans1" officeooo:paragraph-rsid="001a4470"/>
    </style:style>
    <style:style style:name="P3" style:family="paragraph" style:parent-style-name="Text_20_body">
      <style:text-properties style:font-name="DejaVu Sans1" officeooo:paragraph-rsid="001bce15"/>
    </style:style>
    <style:style style:name="P4" style:family="paragraph" style:parent-style-name="Standard">
      <style:text-properties style:font-name="DejaVu Sans1" fo:font-size="14pt" officeooo:paragraph-rsid="001bce15" style:font-size-asian="14pt" style:font-size-complex="14pt"/>
    </style:style>
    <style:style style:name="T1" style:family="text">
      <style:text-properties officeooo:rsid="00128c4c"/>
    </style:style>
    <style:style style:name="T2" style:family="text">
      <style:text-properties style:font-name="DejaVu Sans1"/>
    </style:style>
    <style:style style:name="T3" style:family="text">
      <style:text-properties style:font-name="DejaVu Sans1" officeooo:rsid="0011f669"/>
    </style:style>
    <style:style style:name="T4" style:family="text">
      <style:text-properties style:font-name="DejaVu Sans1" officeooo:rsid="0011c3f7"/>
    </style:style>
    <style:style style:name="T5" style:family="text">
      <style:text-properties style:font-name="DejaVu Sans1" officeooo:rsid="00128c4c"/>
    </style:style>
    <style:style style:name="T6" style:family="text">
      <style:text-properties style:font-name="DejaVu Sans1"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 once became good friends with a young monk from Europe. He was an exceptionally bright person, fairly well educated but not an intellectual in the formal sense. He seemed like the type of person who remembered everything he ever learned and that school was probably very easy for him. I think his intelligence became more focused on intuitive and practical questions than intellectual ones.<text:line-break/><text:line-break/>One day we were talking about how very few people in the order really understand ideas like karma and past lives yet everybody seemed to accept these ideas implicitly because the guru spoke of such ideas and people just accept them because of that. He was more critical, however. He told me that if one wants to know of one’s past lives, then it is really as simple as recalling one’s earliest childhood memories. Before the abstract intellect and self-concept develops in a child, their minds often wander beyond time and the present incarnation. Small children can recall their past lives and in their day-dreaming are actually remembering their pasts. His ideas were sincere and he seemed to be speaking from experience, which was much more than the dogmatic people who just accepted these ideas because they made some sense or just because the guru said that they were true. He told me how he remembered very clearly since his childhood that he was a Russian monk in his past life.<text:line-break/><text:line-break/>I recall this conversation several years later. I was never interested in knowing about past lives, but the idea of clearly remembering all of my early childhood was very appealing. I felt that as time goes on my memories become purer and clearer and that childhood was a well-spring of happiness. Sometimes I would meet people who suffered things that were unimaginable for me, traumas in childhood that had left them psychologically hindered. Later I would have dreams about their state of mind. It was sometimes incomprehensible because I did not have the experience in my own life to draw similarities with. Later, I would begin to have dreams about traumas that happened to me. I knew these dreams weren’t mine but that somehow our sharing of these powerful emotions worked their way into my own sub-conscious and I began to dream of them as if they were my complexes. I found myself as the protagonist in these dreams and experienced terrible traumas. When I awoke i was not disturbed but relieved. I felt that the dream helped me release this unprocessed content that my mind was experiencing with another. For this reason was I interested in early memories. Mine seemed so positive that the shared experiences of others didn’t leave a mark on me. I felt that my own past was a mighty fortress that no present suffering, mine as well as others, could penetrate. It is for that reason that I would use my birth name, William Enckhausen, while processing these experiences. Nobody ever calls me by that name any more and it was a quiet and tranquil place to be. Three distinct friends connected with native American traditions have taught me three distinct yet very similar truths. According to them, when one is being affected by some negative mental energy (spirit) one should: remember who is breathing your breath, remember who is beating your heart, and what is your name? I have found all 3 of these ideas extremely valuable in situations involving bizarre, confusing energies of mind. They help one to return to the moment, into non-dual awareness.<text:line-break/><text:soft-page-break/><text:line-break/>One night I lie awake trying to clearly see and feel my earliest childhood memories. One was actually a dream that I remember from when I was very young. It was strange that one of my first memories was actually a dream. In the dream I was sitting in my high chair surrounded by mysterious figures. They were kind and loving but altogether different entities. I always remembered that dream but could never figure out who those strange loving beings were. Their skin was dark, their eyes large, and their faces were very round. When I grew older and learned about surrealistic art I thought that perhaps I was dreaming of some primitive archetypes as they really did look like masks. I saw the dream as a union of my life with the life of my human ancestors. I was never sure about the interpretation but the memory always produced a feeling of security and love.<text:line-break/><text:line-break/>So I lay awake that night trying to feel and remember that dream; trying to see clearer the faces and ask my memory is there was something more. The vision wasn’t any clearer and I still saw the same faces. It had been several years since I had tried to recall this dream and I had encountered many new people in my life. I began to think that these faces were the faces of indigenous Meso-Americans. I liked the idea and it made me think that perhaps I dreamed of significant people I would meet in my future while I was a toddler. All of these very personal and idiosyncratic ideas would have remained solely in the unconfirmed and unverifiable realm of imagination if it weren’t for a certain experience that occurred at precisely the same moment as I had those ideas. There arose the idea that those faces were actually my indigenous friends with whom I lived. At exactly the same time, not even a second apart, an indigenous friend enters my room and tells me that she was dreaming that she was visiting me in my childhood. I immediately knew that the dreamed happened right now, not in childhood nor in the present flow of time, but in the Eternal Now. It is from this space that we can understand our lives and see all of the meaningful connections, both past and future. Perhaps this is where one also is able to see beyond one’s birth? Children live more in the eternal present but we can return there at any time if we know how to understand and interpret the flow of consciousness both in and beyond time.<text:line-break/><text:line-break/>Everything we experience in human life is an expression of the Macrocosm. Whether one calls the Macrocosm “Brahma”, or “Tao”, or a “Unified Quantum Field”, it is the source and ground of our physical, mental and spiritual being. The source of the Macrocosm is purely spiritual, It is pure Consciousness; the silent I-Witness behind the active, oscillating mind. When you are quiet, this infinity is yours. The mental part of the macrocosm only faintly manifests in human intelligence. When humans become more intelligent they will have then merged a little deeper into the mental and spiritual aspects of the Macrocosm. Only the outer reflection of this pure and unified web of being is material. It is material and separate only in our minds, however. One can have a spiritual experience of the physical world of matter and form and still not be convinced of the absoluteness of matter. Form is but a manifestation of spirit.<text:line-break/><text:line-break/>Everything and everyone has deep, reserve parts of their being that are latent <text:soft-page-break/>and only waiting to manifest when the external ego is a little more mature and calm. A person who has lived away from civilization for many years returns to see the world of form and matter. His physical world had become the mountain, river, sky, and body. They all secretly speak of spirit, however. He remembers the old forms of cars and malls and wars and all of the dread of material existence. These forms only seem a little more dead now.<text:line-break/><text:line-break/>If one really believes in the reality of these things then the mind actually becomes like those things. Mind is a living entity that vibrates and takes on the form of material objects. “As you think, so you become.” If you believe that “objects” are a part of the unified web of the Macrocosm, then matter is a delight. Your being may flow into the being of all at the delight of a flower or taste of a berry. Things vibrate and are sustained and invigorated by an invisible, vibrant energy that pervades even empty space. If objects are something to purchase, posses, and fill inner voids, then the objective material world is quite simply an existential hell of separation from natural truth.<text:line-break/><text:line-break/>If people are a manifestation of spirit, then “brother” and “sister” are everywhere. If people are objects instead of Subjects, then we have separation, continual strife and chaos.<text:line-break/><text:line-break/>Places and spaces, physical, mental, and spiritual- all vibrate with the tone of spirit behind them. Energy and ideas congeal into things. A sensitive person will easily detect an unhappy house or an unhappy city. There is an aura of discomfort vibrating around these places. The mental energy that created and inhabits these spaces is desperate, compulsive, separate and fearful. Humanity’s unconscious being is simply revealed in our social and personal habitations. Dada Chidghananda couldn’t stand entering cities. He always saw deep into the being of others and knew even their inmost thoughts. When he entered the city he was bombarded by so many unseen thoughts and energies that inhabit those spaces. Little was hidden from him. It is the same phenomenon with cyber spaces. To enter the internet, most especially social media, is but to enter into all of the unseen mental desires and needs that drive humans to project themselves into mental-social spaces. People also project their unseen needs into these spaces and they in fact vibrate and live there. Some spaces are vibrant while some are really dead and only try to devitalize the mind with cyber reflections of what was already a mundane, unnatural, and uncreative mental projection to begin with.</text:p>
      <text:p text:style-name="P1"/>
      <text:p text:style-name="P3"><text:span text:style-name="T2"> </text:span><text:span text:style-name="T3">Subscribe to my mailing list by sending an email to </text:span><text:a xlink:type="simple" xlink:href="mailto: enckwilliam@protonmail.com?subject=Subscribe" text:style-name="Internet_20_link" text:visited-style-name="Visited_20_Internet_20_Link"><text:span text:style-name="T4">enckwilliam@protonmail.com</text:span></text:a></text:p>
      <text:p text:style-name="P3"> </text:p>
      <text:p text:style-name="P4"><text:a xlink:type="simple" xlink:href="https://mega.nz/folder/SdoxBAba#i0aGD1umAgKgi6zTagEmgg" text:style-name="Internet_20_link" text:visited-style-name="Visited_20_Internet_20_Link"> </text:a><text:a xlink:type="simple" xlink:href="https://drive.google.com/drive/folders/19GuG1CeNGfSVS4FZU2bCnbq9rR0Wa6WY?usp=sharing" text:style-name="Internet_20_link" text:visited-style-name="Visited_20_Internet_20_Link">All Essays And Books</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8T16:10:10.039153625</meta:creation-date>
    <dc:date>2021-11-16T07:55:01.012587352</dc:date>
    <meta:editing-duration>PT4M42S</meta:editing-duration>
    <meta:editing-cycles>3</meta:editing-cycles>
    <meta:generator>LibreOffice/7.0.4.2$Linux_X86_64 LibreOffice_project/00$Build-2</meta:generator>
    <meta:document-statistic meta:table-count="0" meta:image-count="0" meta:object-count="0" meta:page-count="3" meta:paragraph-count="4" meta:word-count="1645" meta:character-count="9521" meta:non-whitespace-character-count="7867"/>
  </office:meta>
</office:document-meta>
</file>